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 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
gratefully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What kind of leaves are in this tea,
Sharusharu-san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
can detect an elegant tartness; and there is a
pleasant aftertaste left by the leftover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Saotome-san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
to live out our lives in search for a lifestyle
worthy 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— if you don't mind, I'd like
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can't thank you enough.</text:p>
          </table:table-cell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 office:value-type="string">
            <text:p>I don't even know how I can put my
gratitude into words...</text:p>
          </table:table-cell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leasure's all ours～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 matters is that you're home safe.</text:p>
          </table:table-cell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t was kinda fun, right? ♪</text:p>
          </table:table-cell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go back to your ordinary lifestyle,
and live out your days in peace.</text:p>
          </table:table-cell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 office:value-type="string">
            <text:p>You deserv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aotome-san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 office:value-type="string">
            <text:p>Very well. But please let me say it just one
more time.</text:p>
          </table:table-cell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 office:value-type="string">
            <text:p>Everyone...
Thank you so much!</text:p>
          </table:table-cell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Let's go to the castle, already!
Vamanos!!!</text:p>
          </table:table-cell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down. We haven't decided that we want
to go yet, have we?</text:p>
          </table:table-cell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——?! C'mon, I wanna go——!!</text:p>
          </table:table-cell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 office:value-type="string">
            <text:p>It'll be super fun———!!!</text:p>
          </table:table-cell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Nyanko! Like, it's *the* castle, right?!</text:p>
          </table:table-cell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 office:value-type="string">
            <text:p>There'll be a queen, a princess, and also
Cinderella and an oujo-sama!!</text:p>
          </table:table-cell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enough female royalty for you?</text:p>
          </table:table-cell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say, you're both being very superficial,
treating this like a sightseeing expedition.</text:p>
          </table:table-cell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 office:value-type="string">
            <text:p>The royal palace is a country's most cherished
building. Walk in with a lighthearted attitude
like that, and you'll commit lèse-majesté in
no time and spend the rest of your life in jail.</text:p>
          </table:table-cell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? But we're the Heavenly Maidens, no?</text:p>
          </table:table-cell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 office:value-type="string">
            <text:p>No way they'd ever treat us like that!</text:p>
          </table:table-cell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it's fine, Reguma-kun.</text:p>
          </table:table-cell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 office:value-type="string">
            <text:p>The Knight Commander guy is a nice person.
Yeah, it'll be totally fine!</text:p>
          </table:table-cell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hat do you think, Saotome?</text:p>
          </table:table-cell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 can't possibly deny such a burning desire.</text:p>
          </table:table-cell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 office:value-type="string">
            <text:p>We can give it a go.</text:p>
          </table:table-cell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ppee—!!</text:p>
          </table:table-cell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 office:value-type="string">
            <text:p>I love you, Saotome-kun!</text:p>
          </table:table-cell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ey! Th-That's not something to be said
so casually!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Let's head to the castle, pront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